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11.564cm" svg:y="3.32cm">
            <draw:object draw:notify-on-update-of-ranges="Sheet1.A1:Sheet1.A1 Sheet1.A2:Sheet1.A7 Sheet1.B1:Sheet1.B1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+n </text:p>
          </table:table-cell>
          <table:table-cell office:value-type="string" calcext:value-type="string">
            <text:p>count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1" calcext:value-type="float">
            <text:p>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11:21:03.073252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11:08:33.015175946</meta:creation-date>
    <dc:date>2023-02-09T11:22:40.813053916</dc:date>
    <meta:editing-duration>PT6M24S</meta:editing-duration>
    <meta:editing-cycles>2</meta:editing-cycles>
    <meta:generator>LibreOffice/6.4.7.2$Linux_X86_64 LibreOffice_project/40$Build-2</meta:generator>
    <meta:document-statistic meta:table-count="1" meta:cell-count="1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01cm" svg:y="4.204cm" style:legend-expansion="high" chart:style-name="ch2"/>
        <chart:plot-area chart:style-name="ch3" table:cell-range-address="Sheet1.A1:Sheet1.B7" chart:data-source-has-labels="row" svg:x="1.363cm" svg:y="0.364cm" svg:width="13.061cm" svg:height="8.646cm">
          <chartooo:coordinate-region svg:x="1.984cm" svg:y="0.564cm" svg:width="12.16cm" svg:height="7.799cm"/>
          <chart:axis chart:dimension="x" chart:name="primary-x" chart:style-name="ch4">
            <chart:title svg:x="7.518cm" svg:y="8.446cm" chart:style-name="ch5">
              <text:p>m+n</text:p>
            </chart:title>
          </chart:axis>
          <chart:axis chart:dimension="y" chart:name="primary-y" chart:style-name="ch4">
            <chart:title svg:x="0.484cm" svg:y="5.181cm" chart:style-name="ch6">
              <text:p>count </text:p>
            </chart:title>
            <chart:grid chart:style-name="ch7" chart:class="major"/>
          </chart:axis>
          <chart:series chart:style-name="ch8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unt 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">
                <text:p>82</text:p>
                <draw:g>
                  <svg:desc>Sheet1.A2:Sheet1.A7</svg:desc>
                </draw:g>
              </table:table-cell>
              <table:table-cell office:value-type="float" office:value="1">
                <text:p>1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">
                <text:p>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">
                <text:p>1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">
                <text:p>19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